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3.889cm"/>
    </style:style>
    <style:style style:name="Tableau1.D" style:family="table-column">
      <style:table-column-properties style:column-width="3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6pt" fo:font-weight="bold" style:font-size-asian="6pt" style:font-weight-asian="bold" style:font-name-complex="Arial1" style:font-size-complex="11pt" style:font-weight-complex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4pt" fo:font-style="italic" fo:font-weight="bold" style:font-size-asian="4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11pt" fo:font-style="italic" fo:font-weight="bold" officeooo:rsid="002b93d3" officeooo:paragraph-rsid="002b93d3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text-properties style:font-name="Arial1" fo:font-size="10.5pt" style:font-size-asian="10.5pt" style:font-name-complex="Arial1" style:font-size-complex="10.5pt"/>
    </style:style>
    <style:style style:name="P5" style:family="paragraph" style:parent-style-name="Standard">
      <style:text-properties style:font-name="Arial1" fo:font-size="9pt" style:font-size-asian="9pt" style:font-name-complex="Arial1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9pt" fo:font-weight="bold" officeooo:rsid="002d6845" officeooo:paragraph-rsid="002d6845" style:font-size-asian="9pt" style:font-weight-asian="bold" style:font-name-complex="Arial1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9pt" fo:font-weight="bold" officeooo:rsid="002e0bc2" officeooo:paragraph-rsid="002e0bc2" style:font-size-asian="9pt" style:font-weight-asian="bold" style:font-name-complex="Arial1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9pt" fo:font-weight="bold" officeooo:rsid="003066ca" officeooo:paragraph-rsid="003066ca" style:font-size-asian="9pt" style:font-weight-asian="bold" style:font-name-complex="Arial1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1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paragraph-rsid="0038615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Arial" fo:font-size="9pt" officeooo:rsid="001ece99" officeooo:paragraph-rsid="001ece99" style:font-size-asian="9pt" style:font-name-complex="Arial1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1" fo:font-size="11pt" fo:font-weight="bold" officeooo:rsid="002a395d" officeooo:paragraph-rsid="002a395d" style:font-size-asian="11pt" style:font-weight-asian="bold" style:font-name-complex="Arial1" style:font-size-complex="11pt" style:font-weight-complex="bold"/>
    </style:style>
    <style:style style:name="P16" style:family="paragraph" style:parent-style-name="Heading_20_1">
      <style:text-properties style:text-outline="false" style:font-name="Arial1" fo:font-size="7pt" fo:font-weight="bold" style:font-size-asian="7pt" style:font-weight-asian="bold" style:font-name-complex="Arial1" style:font-size-complex="11pt" style:font-weight-complex="bold"/>
    </style:style>
    <style:style style:name="T1" style:family="text">
      <style:text-properties officeooo:rsid="002c6020"/>
    </style:style>
    <style:style style:name="T2" style:family="text">
      <style:text-properties officeooo:rsid="002c8b2e"/>
    </style:style>
    <style:style style:name="T3" style:family="text">
      <style:text-properties officeooo:rsid="00322106"/>
    </style:style>
    <style:style style:name="T4" style:family="text">
      <style:text-properties officeooo:rsid="00322a5d"/>
    </style:style>
    <style:style style:name="T5" style:family="text">
      <style:text-properties officeooo:rsid="00326b70"/>
    </style:style>
    <style:style style:name="T6" style:family="text">
      <style:text-properties officeooo:rsid="00342fa7"/>
    </style:style>
    <style:style style:name="T7" style:family="text">
      <style:text-properties officeooo:rsid="0035d8cb"/>
    </style:style>
    <style:style style:name="T8" style:family="text">
      <style:text-properties officeooo:rsid="00366dee"/>
    </style:style>
    <style:style style:name="T9" style:family="text">
      <style:text-properties officeooo:rsid="003842f4"/>
    </style:style>
    <style:style style:name="T10" style:family="text">
      <style:text-properties officeooo:rsid="003861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translate.MonthlyStatementAboutCountingWorkedDaysAndTakingDaysOff]</text:p>
      <text:p text:style-name="P1"/>
      <text:p text:style-name="P3">[translate.ManagersInDayPlan]</text:p>
      <text:p text:style-name="P2"/>
      <text:h text:style-name="P16" text:outline-level="1"/>
      <text:p text:style-name="P10"><text:span text:style-name="T1">[translate.EmployeeName]</text:span> : [tpl.username] <text:s text:c="13"/><text:tab/><text:tab/><text:span text:style-name="T2">[translate.ConcernedMonthMY]</text:span> : [tpl.dateMY]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6">[translate.Date]</text:p>
          </table:table-cell>
          <table:covered-table-cell/>
          <table:table-cell table:style-name="Tableau1.A1" office:value-type="string">
            <text:p text:style-name="P7">[translate.WorkedDays]</text:p>
          </table:table-cell>
          <table:table-cell table:style-name="Tableau1.D1" office:value-type="string">
            <text:p text:style-name="P8">[translate.RestDays]</text:p>
          </table:table-cell>
        </table:table-row>
        <table:table-row table:style-name="Tableau1.2">
          <table:table-cell table:style-name="Tableau1.A1" office:value-type="string">
            <text:p text:style-name="P10">[ligne.#]</text:p>
          </table:table-cell>
          <table:table-cell table:style-name="Tableau1.A1" office:value-type="string">
            <text:p text:style-name="P10">[ligne.date;block=tbs:row]</text:p>
          </table:table-cell>
          <table:table-cell table:style-name="Tableau1.A1" office:value-type="string">
            <text:p text:style-name="P11">[ligne.nb_heure_presence]</text:p>
          </table:table-cell>
          <table:table-cell table:style-name="Tableau1.D1" office:value-type="string">
            <text:p text:style-name="P10">[ligne.raison]</text:p>
          </table:table-cell>
        </table:table-row>
      </table:table>
      <text:p text:style-name="P5"/>
      <text:p text:style-name="P9"><text:span text:style-name="T3">[translate.Eventually] </text:span>:</text:p>
      <text:p text:style-name="P9"/>
      <text:p text:style-name="P9"><text:span text:style-name="T4">[translate.Whether]</text:span> <text:span text:style-name="T7">[PossibleObservations]</text:span></text:p>
      <text:p text:style-name="P9"/>
      <text:p text:style-name="P9"><text:span text:style-name="T5">[translate.Whether]</text:span> <text:span text:style-name="T6">[translate.RespectGivenDatasInDeclaration]</text:span></text:p>
      <text:p text:style-name="P9"/>
      <text:p text:style-name="P11"><text:span text:style-name="T8">[translate.To]</text:span> [tpl.town], <text:span text:style-name="T9">[translate.MadeTheDate]</text:span></text:p>
      <text:p text:style-name="P11"/>
      <text:p text:style-name="P12"><text:span text:style-name="T10">[translate.Signature]</text:span> [tpl.username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date>2014-09-09T12:02:42.215926849</dc:date>
    <meta:print-date>2014-01-15T14:29:00</meta:print-date>
    <meta:editing-cycles>47</meta:editing-cycles>
    <meta:editing-duration>PT1H53M24S</meta:editing-duration>
    <meta:generator>LibreOffice/4.2.4.2$Linux_X86_64 LibreOffice_project/420m0$Build-2</meta:generator>
    <meta:document-statistic meta:table-count="1" meta:image-count="0" meta:object-count="0" meta:page-count="1" meta:paragraph-count="15" meta:word-count="26" meta:character-count="542" meta:non-whitespace-character-count="516"/>
  </office:meta>
</office:document-meta>
</file>